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386cm" svg:width="4.419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y="-0.437cm" svg:width="9.604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y="-0.66cm" svg:width="3.401cm" svg:height="1.1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y="-0.619cm" svg:width="2.565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8" text:anchor-type="as-char" svg:y="-0.683cm" svg:width="3.052cm" svg:height="1.13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1" draw:name="Object5" text:anchor-type="as-char" svg:y="-0.377cm" svg:width="1.829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1" draw:name="Object6" text:anchor-type="as-char" svg:y="-0.377cm" svg:width="2.125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1" draw:name="Object9" text:anchor-type="as-char" svg:y="-0.619cm" svg:width="1.857cm" svg:height="1.10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ct7" text:anchor-type="as-char" svg:y="-0.621cm" svg:width="3.355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1" draw:name="Object10" text:anchor-type="as-char" svg:y="-0.619cm" svg:width="8.747cm" svg:height="1.07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11" text:anchor-type="as-char" svg:y="-0.619cm" svg:width="6.352cm" svg:height="1.074cm" draw:z-index="10"><draw:object xlink:href="./Object 11" xlink:type="simple" xlink:show="embed" xlink:actuate="onLoad"/><draw:image xlink:href="./ObjectReplacements/Object 1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Gregor</meta:initial-creator>
    <meta:creation-date>2016-10-10T14:04:40.879780150</meta:creation-date>
    <dc:date>2016-10-10T14:51:22.539883404</dc:date>
    <dc:creator>Piotr Gregor</dc:creator>
    <meta:editing-duration>PT46M38S</meta:editing-duration>
    <meta:editing-cycles>10</meta:editing-cycles>
    <meta:generator>LibreOffice/4.3.3.2$Linux_X86_64 LibreOffice_project/430m0$Build-2</meta:generator>
    <meta:document-statistic meta:table-count="0" meta:image-count="0" meta:object-count="11" meta:page-count="1" meta:paragraph-count="1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in(2x)=2 sin(x) cos(x) </annotation>
  </semantics>
</math>
</file>

<file path=Object 10/content.xml><?xml version="1.0" encoding="utf-8"?>
<math xmlns="http://www.w3.org/1998/Math/MathML" display="block">
  <semantics>
    <mrow>
      <mrow>
        <mrow>
          <munder>
            <mo stretchy="false">∬</mo>
            <mi>D</mi>
          </munder>
          <mrow>
            <mrow>
              <mo stretchy="false">−</mo>
              <mfrac>
                <mrow>
                  <mo stretchy="false">∂</mo>
                  <mi>P</mi>
                </mrow>
                <mrow>
                  <mo stretchy="false">∂</mo>
                  <mi>y</mi>
                </mrow>
              </mfrac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xdy</mi>
          </mrow>
        </mrow>
        <mo stretchy="false">=</mo>
        <mrow>
          <msubsup>
            <mo stretchy="false">∫</mo>
            <mi>a</mi>
            <mi>b</mi>
          </msubsup>
          <mi mathvariant="italic">dx</mi>
        </mrow>
      </mrow>
      <mrow>
        <msubsup>
          <mo stretchy="false">∫</mo>
          <mrow>
            <msub>
              <mi>g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  <mrow>
            <msub>
              <mi>g</mi>
              <mn>2</mn>
            </msub>
            <mrow>
              <mo fence="true" stretchy="false">(</mo>
              <mrow>
                <mi>x</mi>
              </mrow>
              <mo fence="true" stretchy="false">)</mo>
            </mrow>
          </mrow>
        </msubsup>
        <mrow>
          <mo stretchy="false">−</mo>
          <mfrac>
            <mrow>
              <mo stretchy="false">∂</mo>
              <mi>P</mi>
            </mrow>
            <mrow>
              <mo stretchy="false">∂</mo>
              <mi>y</mi>
            </mrow>
          </mfrac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dy</mi>
    </mrow>
    <annotation encoding="StarMath 5.0">iint csub{D}{- {{ partial P} over { partial y}}( x,y )dxdy}= int_a^b dx int_{g_1(x)}^{g_2(x)} -{{ partial P} over { partial y}}( x,y )dxdy</annotation>
  </semantics>
</math>
</file>

<file path=Object 11/content.xml><?xml version="1.0" encoding="utf-8"?>
<math xmlns="http://www.w3.org/1998/Math/MathML" display="block">
  <semantics>
    <mrow>
      <mrow>
        <mrow>
          <munder>
            <mo stretchy="false">∫</mo>
            <mi>K</mi>
          </munder>
          <mrow>
            <mo fence="true" stretchy="false">(</mo>
            <mrow>
              <mrow>
                <mi mathvariant="italic">Pdx</mi>
                <mo stretchy="false">+</mo>
                <mi mathvariant="italic">Qdy</mi>
              </mrow>
            </mrow>
            <mo fence="true" stretchy="false">)</mo>
          </mrow>
        </mrow>
        <mo stretchy="false">=</mo>
        <mrow>
          <munder>
            <mo stretchy="false">∬</mo>
            <mi>D</mi>
          </munder>
          <mrow>
            <mo fence="true" stretchy="false">(</mo>
            <mrow>
              <mrow>
                <mfrac>
                  <mrow>
                    <mo stretchy="false">∂</mo>
                    <mi>Q</mi>
                  </mrow>
                  <mrow>
                    <mo stretchy="false">∂</mo>
                    <mi>x</mi>
                  </mrow>
                </mfrac>
                <mo stretchy="false">−</mo>
                <mfrac>
                  <mrow>
                    <mo stretchy="false">∂</mo>
                    <mi>P</mi>
                  </mrow>
                  <mrow>
                    <mo stretchy="false">∂</mo>
                    <mi>y</mi>
                  </mrow>
                </mfrac>
              </mrow>
            </mrow>
            <mo fence="true" stretchy="false">)</mo>
          </mrow>
        </mrow>
      </mrow>
      <mi mathvariant="italic">dxdy</mi>
    </mrow>
    <annotation encoding="StarMath 5.0">int csub{K}{(Pdx+Qdy)}= iint csub {D} ({{{ partial Q} over { partial x}}-{{ partial P} over { partial y}}})dxdy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sup>
          <mi>cos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−</mo>
        <msup>
          <mi>sin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n>2</mn>
        </mrow>
      </mrow>
      <msup>
        <mi>sin</mi>
        <mn>2</mn>
      </msup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sup>
        <mi>cos</mi>
        <mn>2</mn>
      </msup>
      <mrow>
        <mrow>
          <mo fence="true" stretchy="false">(</mo>
          <mrow>
            <mi>x</mi>
          </mrow>
          <mo fence="true" stretchy="false">)</mo>
        </mrow>
        <mo stretchy="false">−</mo>
        <mn>1</mn>
      </mrow>
    </mrow>
    <annotation encoding="StarMath 5.0">cos(2x)= cos^2( x )-sin^2( x )=1-2sin^2( x )=2cos^2( x )-1 </annotation>
  </semantics>
</math>
</file>

<file path=Object 3/content.xml><?xml version="1.0" encoding="utf-8"?>
<math xmlns="http://www.w3.org/1998/Math/MathML" display="block">
  <semantics>
    <mrow>
      <mi mathvariant="italic">tg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frac>
          <mrow>
            <mn>2</mn>
            <mi mathvariant="italic">tg</mi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n>1</mn>
              <mo stretchy="false">−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tg( 2x )= {2tg(x)} over {1-tg^2(x)} </annotation>
  </semantics>
</math>
</file>

<file path=Object 4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true">⃗</mo>
        </mover>
      </mrow>
      <mo stretchy="false">=</mo>
      <mfrac>
        <mrow>
          <mo stretchy="false">−</mo>
          <mrow>
            <mo stretchy="false">∂</mo>
            <mover accent="true">
              <mi>B</mi>
              <mo stretchy="true">⃗</mo>
            </mover>
          </mrow>
        </mrow>
        <mrow>
          <mo stretchy="false">∂</mo>
          <mi>t</mi>
        </mrow>
      </mfrac>
    </mrow>
    <annotation encoding="StarMath 5.0">nabla times widevec {E}=- { partial widevec {B} } over { partial t} </annotation>
  </semantics>
</math>
</file>

<file path=Object 5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true">⃗</mo>
        </mover>
      </mrow>
      <mo stretchy="false">=</mo>
      <mn>0</mn>
    </mrow>
    <annotation encoding="StarMath 5.0">nabla times widevec {E}=0</annotation>
  </semantics>
</math>
</file>

<file path=Object 6/content.xml><?xml version="1.0" encoding="utf-8"?>
<math xmlns="http://www.w3.org/1998/Math/MathML" display="block">
  <semantics>
    <mrow>
      <mrow>
        <mo stretchy="false">∇</mo>
        <mo stretchy="false">×</mo>
        <mover accent="true">
          <mi>B</mi>
          <mo stretchy="true">⃗</mo>
        </mover>
      </mrow>
      <mo stretchy="false">=</mo>
      <mrow>
        <mo stretchy="false">−</mo>
        <mn>0</mn>
      </mrow>
    </mrow>
    <annotation encoding="StarMath 5.0">nabla times widevec {B}=-0</annotation>
  </semantics>
</math>
</file>

<file path=Object 7/content.xml><?xml version="1.0" encoding="utf-8"?>
<math xmlns="http://www.w3.org/1998/Math/MathML" display="block">
  <semantics>
    <mrow>
      <mrow>
        <mrow>
          <mo stretchy="false">∇</mo>
          <mo stretchy="false">×</mo>
          <mover accent="true">
            <mi>B</mi>
            <mo stretchy="true">⃗</mo>
          </mover>
        </mrow>
        <mo stretchy="false">=</mo>
        <mrow>
          <mo stretchy="false">−</mo>
          <msub>
            <mi>μ</mi>
            <mn>0</mn>
          </msub>
        </mrow>
      </mrow>
      <msub>
        <mi>ε</mi>
        <mn>0</mn>
      </msub>
      <mfrac>
        <mrow>
          <mo stretchy="false">∂</mo>
          <mover accent="true">
            <mi>E</mi>
            <mo stretchy="true">⃗</mo>
          </mover>
        </mrow>
        <mrow>
          <mo stretchy="false">∂</mo>
          <mi>t</mi>
        </mrow>
      </mfrac>
    </mrow>
    <annotation encoding="StarMath 5.0">nabla times widevec {B}=- μ_{0}ε_{0}{ partial widevec {E} } over { partial t} </annotation>
  </semantics>
</math>
</file>

<file path=Object 8/content.xml><?xml version="1.0" encoding="utf-8"?>
<math xmlns="http://www.w3.org/1998/Math/MathML" display="block">
  <semantics>
    <mrow>
      <mrow>
        <munder>
          <mo stretchy="false">∮</mo>
          <mi>L</mi>
        </munder>
        <mrow>
          <mrow>
            <mover accent="true">
              <mi>E</mi>
              <mo stretchy="true">⃗</mo>
            </mover>
            <mo stretchy="false">⋅</mo>
            <mi>d</mi>
          </mrow>
          <mover accent="true">
            <mi>l</mi>
            <mo stretchy="false">⃗</mo>
          </mover>
        </mrow>
      </mrow>
      <mo stretchy="false">=</mo>
      <mfrac>
        <mrow>
          <mo stretchy="false">−</mo>
          <msub>
            <mi mathvariant="italic">dΦ</mi>
            <mi>B</mi>
          </msub>
        </mrow>
        <mi mathvariant="italic">dt</mi>
      </mfrac>
    </mrow>
    <annotation encoding="StarMath 5.0">lint csub{L} {widevec {E} cdot d vec l} = - { dΦ_{B}} over {dt} </annotation>
  </semantics>
</math>
</file>

<file path=Object 9/content.xml><?xml version="1.0" encoding="utf-8"?>
<math xmlns="http://www.w3.org/1998/Math/MathML" display="block">
  <semantics>
    <mrow>
      <mi>c</mi>
      <mo stretchy="false">=</mo>
      <mfrac>
        <mn>1</mn>
        <msqrt>
          <mrow>
            <msub>
              <mi>μ</mi>
              <mn>0</mn>
            </msub>
            <msub>
              <mi>ε</mi>
              <mn>0</mn>
            </msub>
          </mrow>
        </msqrt>
      </mfrac>
    </mrow>
    <annotation encoding="StarMath 5.0">c= {1} over { sqrt{μ_{0}ε_{0}} } </annotation>
  </semantics>
</math>
</file>